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7c3" officeooo:paragraph-rsid="00028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3:</text:p>
      <text:p text:style-name="P1"/>
      <text:p text:style-name="P1">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0:45:43.426044656</meta:creation-date>
    <dc:date>2017-11-24T20:48:10.682626796</dc:date>
    <meta:editing-duration>PT2M27S</meta:editing-duration>
    <meta:editing-cycles>1</meta:editing-cycles>
    <meta:document-statistic meta:table-count="0" meta:image-count="0" meta:object-count="0" meta:page-count="1" meta:paragraph-count="2" meta:word-count="3" meta:character-count="13" meta:non-whitespace-character-count="12"/>
    <meta:generator>LibreOffice/5.1.6.2$Linux_X86_64 LibreOffice_project/10m0$Build-2</meta:generator>
  </office:meta>
</office:document-meta>
</file>